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a7c" officeooo:paragraph-rsid="00048a7c"/>
    </style:style>
    <style:style style:name="P2" style:family="paragraph" style:parent-style-name="Standard">
      <style:text-properties fo:font-weight="bold" officeooo:rsid="00048a7c" officeooo:paragraph-rsid="00048a7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5cf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Analysis Task</text:p>
      <text:p text:style-name="P1"/>
      <text:p text:style-name="P1">The dataset is maintained for a loan company and shows features being tracked for predicting the income of a client applying for a loan.</text:p>
      <text:p text:style-name="P1"/>
      <text:p text:style-name="P1"><text:span text:style-name="T3">Your task</text:span>:</text:p>
      <text:p text:style-name="P1"/>
      <text:p text:style-name="P1">As an entry level Data Scientist, you will need to explore the dataset and extract valuable insights into who the customers are, what they are, where they are, etc.</text:p>
      <text:p text:style-name="P1"/>
      <text:p text:style-name="P1">Your insights should be in a jupyter notebook and you should properly comment your codes to allow for reproducibility.</text:p>
      <text:p text:style-name="P1"/>
      <text:p text:style-name="P2">Finally:</text:p>
      <text:p text:style-name="P2">1. <text:span text:style-name="T1">Highlight to the business what features might be relevant in this dataset based on level of emptiness of the features.</text:span></text:p>
      <text:p text:style-name="P2">2. <text:span text:style-name="T1">Produce 4 new datasets at the end of your notebook.</text:span></text:p>
      <text:p text:style-name="P2"><text:span text:style-name="T1"><text:tab/>a. A dataset of only numeric features.</text:span></text:p>
      <text:p text:style-name="P2"><text:span text:style-name="T1"><text:tab/>b. A dataset of only categorical features.</text:span></text:p>
      <text:p text:style-name="P2"><text:span text:style-name="T1"><text:tab/>c. A dataset of all relevant features based on your assumptions.</text:span></text:p>
      <text:p text:style-name="P2"><text:span text:style-name="T1"><text:tab/>d. The full dataset cleaned.</text:span></text:p>
      <text:p text:style-name="P2"><text:span text:style-name="T1"/></text:p>
      <text:p text:style-name="P2">ENSURE: <text:span text:style-name="T1">All plots are clear, try to use equal sizes for plots except the plots are too large to fit into a presized image. Also use subplots where you can to </text:span><text:span text:style-name="T2">reduce space usage on your notebooks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9:11:17.959200497</meta:creation-date>
    <dc:date>2020-01-23T19:22:56.169728867</dc:date>
    <meta:editing-duration>PT1M28S</meta:editing-duration>
    <meta:editing-cycles>1</meta:editing-cycles>
    <meta:document-statistic meta:table-count="0" meta:image-count="0" meta:object-count="0" meta:page-count="1" meta:paragraph-count="13" meta:word-count="177" meta:character-count="1000" meta:non-whitespace-character-count="832"/>
    <meta:generator>LibreOffice/6.1.5.2$Linux_X86_64 LibreOffice_project/10$Build-2</meta:generator>
  </office:meta>
</office:document-meta>
</file>